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1" svg:font-family="'Roboto Medium'" style:font-adornments="Курсив" style:font-pitch="variable"/>
    <style:font-face style:name="Roboto Medium" svg:font-family="'Roboto Medium'" style:font-adornments="Обычный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MonoCondensed" svg:font-family="InputMonoConden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1" svg:font-family="'Roboto Medium'" style:font-adornments="Курсив" style:font-pitch="variable"/>
    <style:font-face style:name="Roboto Medium" svg:font-family="'Roboto Medium'" style:font-adornments="Обычный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MonoCondensed" svg:font-family="InputMonoConden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fo:hyphenation-ladder-count="no-limit" text:number-lines="false" text:line-number="0" style:writing-mode="lr-tb"/>
      <style:text-properties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01cm" fo:margin-bottom="0.101cm" loext:contextual-spacing="false" fo:line-height="100%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Heading" style:default-outline-level="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Заголовок_20_11" style:display-name="Заголовок 11" style:family="paragraph" style:parent-style-name="Заголовок1" style:next-style-name="Text_20_body" style:default-outline-level="1" style:list-style-name="">
      <style:text-properties fo:font-size="18pt" fo:font-weight="bold" style:font-size-asian="18pt" style:font-weight-asian="bold" style:font-size-complex="18pt" style:font-weight-complex="bold"/>
    </style:style>
    <style:style style:name="Заголовок_20_21" style:display-name="Заголовок 21" style:family="paragraph" style:parent-style-name="Заголовок1" style:next-style-name="Text_20_body" style:default-outline-level="2" style:list-style-name="">
      <style:paragraph-properties fo:margin-top="0.353cm" fo:margin-bottom="0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Заголовок_20_31" style:display-name="Заголовок 31" style:family="paragraph" style:parent-style-name="Заголовок1" style:next-style-name="Text_20_body" style:default-outline-level="3" style:list-style-name="">
      <style:paragraph-properties fo:margin-top="0.247cm" fo:margin-bottom="0cm" loext:contextual-spacing="false"/>
      <style:text-properties fo:font-weight="bold" style:font-weight-asian="bold" style:font-weight-complex="bold"/>
    </style:style>
    <style:style style:name="Заголовок_20_51" style:display-name="Заголовок 51" style:family="paragraph" style:parent-style-name="Заголовок1" style:next-style-name="Text_20_body" style:default-outline-level="5" style:list-style-name="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Заголовок1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>
      <style:text-properties style:font-name-complex="Lucida Sans" style:font-family-complex="'Lucida Sans'" style:font-family-generic-complex="system" style:font-pitch-complex="variable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Текст_20_сноски1" style:display-name="Текст сноски1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братный_20_адрес_20_21" style:display-name="Обратный адрес 21" style:family="paragraph" style:parent-style-name="Standard" style:default-outline-level="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_5f_Базовый" style:display-name="_Базовый" style:family="paragraph" style:default-outline-level="">
      <style:paragraph-properties fo:line-height="115%" fo:text-align="start" style:justify-single-word="false" fo:orphans="2" fo:widows="2" style:writing-mode="lr-tb"/>
      <style:text-properties style:font-name="Trebuchet MS" fo:font-family="'Trebuchet MS'" style:font-family-generic="roman" style:font-pitch="variable"/>
    </style:style>
    <style:style style:name="_5f_Заголовок_20_2" style:display-name="_Заголовок 2" style:family="paragraph" style:parent-style-name="_5f_Заголовок_20_1" style:default-outline-level="">
      <style:text-properties fo:font-size="20pt" style:font-size-asian="20pt"/>
    </style:style>
    <style:style style:name="_5f_Код" style:display-name="_Код" style:family="paragraph" style:parent-style-name="_5f_Базовый" style:next-style-name="Standard" style:default-outline-level="">
      <style:paragraph-properties fo:padding-left="0.141cm" fo:padding-right="0cm" fo:padding-top="0cm" fo:padding-bottom="0cm" fo:border-left="0.51pt solid #000000" fo:border-right="none" fo:border-top="none" fo:border-bottom="none"/>
      <style:text-properties style:font-name="InputMonoCondensed" fo:font-family="InputMonoCondensed" style:font-family-generic="roman" style:font-pitch="variable" fo:language="ru" fo:country="RU"/>
    </style:style>
    <style:style style:name="_5f_Основной" style:display-name="_Основной" style:family="paragraph" style:parent-style-name="_5f_Базовый" style:default-outline-level="">
      <style:paragraph-properties fo:margin-top="0.212cm" fo:margin-bottom="0.212cm" loext:contextual-spacing="true" fo:line-height="100%" fo:text-align="justify" style:justify-single-word="false"/>
      <style:text-properties fo:language="ru" fo:country="RU"/>
    </style:style>
    <style:style style:name="_5f_Заголовок_20_1" style:display-name="_Заголовок 1" style:family="paragraph" style:parent-style-name="_5f_Базовый" style:default-outline-level="">
      <style:text-properties fo:font-size="22pt" style:font-size-asian="22pt"/>
    </style:style>
    <style:style style:name="_5f_Заголовок_20_3" style:display-name="_Заголовок 3" style:family="paragraph" style:parent-style-name="_5f_Заголовок_20_2" style:default-outline-level="">
      <style:text-properties fo:font-size="18pt" style:font-size-asian="18pt"/>
    </style:style>
    <style:style style:name="_5f_Заголовок_20_4" style:display-name="_Заголовок 4" style:family="paragraph" style:parent-style-name="_5f_Заголовок_20_3" style:default-outline-level="">
      <style:text-properties fo:font-size="16pt" style:font-size-asian="16pt"/>
    </style:style>
    <style:style style:name="Heading_20_1" style:display-name="Heading 1" style:family="paragraph" style:parent-style-name="Heading" style:default-outline-level="" style:class="text">
      <style:text-properties fo:font-size="24pt" style:font-size-asian="24pt"/>
    </style:style>
    <style:style style:name="Heading_20_2" style:display-name="Heading 2" style:family="paragraph" style:parent-style-name="Heading" style:default-outline-level="" style:class="text">
      <style:text-properties fo:font-size="20pt" style:font-size-asian="20pt"/>
    </style:style>
    <style:style style:name="Heading_20_3" style:display-name="Heading 3" style:family="paragraph" style:parent-style-name="Heading" style:next-style-name="Text_20_body" style:default-outline-level="" style:class="text">
      <style:paragraph-properties fo:margin-left="0.499cm" fo:margin-right="0cm" fo:margin-top="0.4cm" fo:margin-bottom="0cm" loext:contextual-spacing="false" fo:text-indent="0cm" style:auto-text-indent="false"/>
      <style:text-properties style:font-name="Calibri" fo:font-family="Calibri" style:font-style-name="Жирный" style:font-family-generic="swiss" style:font-pitch="variable" fo:font-size="12pt" fo:font-weight="bold" style:font-size-asian="18pt"/>
    </style:style>
    <style:style style:name="Heading_20_4" style:display-name="Heading 4" style:family="paragraph" style:parent-style-name="Heading" style:default-outline-level="" style:class="text">
      <style:text-properties fo:font-size="16pt" style:font-size-asian="16pt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next-style-name="Text_20_body" style:default-outline-level="6" style:class="text">
      <style:paragraph-properties fo:margin-left="2.032cm" fo:margin-right="0cm" fo:margin-top="0.106cm" fo:margin-bottom="0.106cm" loext:contextual-spacing="false" fo:text-indent="-2.03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" style:class="text"/>
    <style:style style:name="Heading_20_8" style:display-name="Heading 8" style:family="paragraph" style:parent-style-name="Heading" style:default-outline-level="" style:class="text"/>
    <style:style style:name="Heading_20_9" style:display-name="Heading 9" style:family="paragraph" style:parent-style-name="Heading" style:next-style-name="Text_20_body" style:default-outline-level="9" style:class="text">
      <style:paragraph-properties fo:margin-left="2.794cm" fo:margin-right="0cm" fo:margin-top="0.106cm" fo:margin-bottom="0.106cm" loext:contextual-spacing="false" fo:text-indent="-2.792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 fo:orphans="2" fo:widows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_20_left" style:display-name="Footer left" style:family="paragraph" style:parent-style-name="Standard" style:default-outline-level="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ПРОГРАММНЫЙ_20_КОД" style:display-name="ПРОГРАММНЫЙ КОД" style:family="paragraph" style:parent-style-name="Text_20_body" style:default-outline-level="">
      <style:paragraph-properties fo:margin-top="0cm" fo:margin-bottom="0.199cm" loext:contextual-spacing="false" fo:text-align="start" style:justify-single-word="false" fo:padding-left="0.071cm" fo:padding-right="0cm" fo:padding-top="0cm" fo:padding-bottom="0cm" fo:border-left="0.99pt solid #000000" fo:border-right="none" fo:border-top="none" fo:border-bottom="none"/>
      <style:text-properties style:font-name="InputMonoCompressed" fo:font-family="InputMonoCompressed" style:font-family-generic="roman" style:font-pitch="variable" fo:font-size="11pt" style:font-size-asian="11pt" style:font-name-complex="Liberation Sans" style:font-family-complex="'Liberation Sans'" style:font-family-generic-complex="system" style:font-pitch-complex="variabl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2cm" fo:margin-right="0cm" fo:text-indent="0cm" style:auto-text-indent="false"/>
      <style:text-properties fo:color="#ff3333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default-outline-level="" style:class="html"/>
    <style:style style:name="_5f_HEAD_20_N" style:display-name="_HEAD N" style:family="paragraph" style:default-outline-level="" style:master-page-name="">
      <style:paragraph-properties fo:margin-left="0cm" fo:margin-right="0cm" fo:margin-top="0.499cm" fo:margin-bottom="0.3cm" loext:contextual-spacing="true" fo:text-align="center" style:justify-single-word="false" fo:orphans="2" fo:widows="2" fo:text-indent="0cm" style:auto-text-indent="false" style:page-number="auto" style:writing-mode="lr-tb"/>
      <style:text-properties fo:color="#20435c" style:font-name="Roboto Condensed" fo:font-family="'Roboto Condensed'" style:font-style-name="Обычный" style:font-pitch="variable" fo:font-size="20pt" fo:font-weight="normal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PARENT" style:display-name="_PARENT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cm" style:auto-text-indent="false" style:page-number="auto" fo:background-color="transparent"/>
      <style:text-properties style:font-name="Roboto" fo:font-family="Roboto" style:font-style-name="Обычный" style:font-pitch="variable" fo:font-size="11pt" fo:font-weight="normal" fo:hyphenate="true" fo:hyphenation-remain-char-count="2" fo:hyphenation-push-char-count="2"/>
    </style:style>
    <style:style style:name="_5f_HEAD_20_N.N" style:display-name="_HEAD N.N" style:family="paragraph" style:parent-style-name="_5f_HEAD_20_N">
      <style:paragraph-properties fo:text-align="start" style:justify-single-word="false"/>
      <style:text-properties fo:color="#20435c" style:font-name="Roboto Condensed1" fo:font-family="'Roboto Condensed'" style:font-style-name="Жирный" style:font-pitch="variable" fo:font-size="20pt" fo:font-weight="normal"/>
    </style:style>
    <style:style style:name="_5f_HEAD_20_N.N.N" style:display-name="_HEAD N.N.N" style:family="paragraph" style:parent-style-name="_5f_HEAD_20_N.N">
      <style:paragraph-properties fo:margin-left="0cm" fo:margin-right="0cm" fo:text-align="start" style:justify-single-word="false" fo:text-indent="0cm" style:auto-text-indent="false"/>
      <style:text-properties style:font-name="Roboto Light" fo:font-family="'Roboto Light'" style:font-style-name="Жирный" style:font-pitch="variable" fo:font-size="15pt" fo:font-weight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PT Sans" fo:font-family="'PT Sans'" style:font-family-generic="roman" style:font-pitch="variable" fo:font-size="12pt" style:font-size-asian="12pt"/>
    </style:style>
    <style:style style:name="Pa9" style:family="paragraph" style:parent-style-name="Default" style:default-outline-level="">
      <style:paragraph-properties style:line-height-at-least="0.496cm"/>
    </style:style>
    <style:style style:name="Табличка" style:family="paragraph">
      <loext:graphic-properties draw:fill="none" draw:fill-color="#dde8cb"/>
      <style:paragraph-properties fo:margin-left="4.001cm" fo:margin-right="0cm" fo:margin-top="0cm" fo:margin-bottom="0.199cm" loext:contextual-spacing="false" fo:text-indent="-4.001cm" style:auto-text-indent="false" fo:background-color="transparent" fo:padding="0.049cm" fo:border="none">
        <style:tab-stops/>
      </style:paragraph-properties>
      <style:text-properties style:font-name="Roboto" fo:font-family="Roboto" style:font-style-name="Обычный" style:font-pitch="variable"/>
    </style:style>
    <style:style style:name="Pa23" style:family="paragraph" style:parent-style-name="Default" style:default-outline-level="">
      <style:paragraph-properties style:line-height-at-least="0.355cm"/>
    </style:style>
    <style:style style:name="Pa24" style:family="paragraph" style:parent-style-name="Default" style:default-outline-level="">
      <style:paragraph-properties style:line-height-at-least="0.355cm"/>
    </style:style>
    <style:style style:name="Pa25" style:family="paragraph" style:parent-style-name="Default" style:default-outline-level="">
      <style:paragraph-properties style:line-height-at-least="0.355cm"/>
    </style:style>
    <style:style style:name="Pa15" style:family="paragraph" style:parent-style-name="Default" style:default-outline-level="">
      <style:paragraph-properties style:line-height-at-least="0.355cm"/>
    </style:style>
    <style:style style:name="_5f_CODE" style:display-name="_CODE" style:family="paragraph" style:parent-style-name="_5f_PARENT" style:master-page-name="">
      <loext:graphic-properties draw:fill="none" draw:fill-color="#e6ffe6"/>
      <style:paragraph-properties fo:margin-left="0cm" fo:margin-right="0cm" fo:margin-top="0cm" fo:margin-bottom="0.199cm" loext:contextual-spacing="true" fo:text-align="start" style:justify-single-word="false" fo:text-indent="0.199cm" style:auto-text-indent="false" style:page-number="auto" fo:background-color="transparent" fo:padding="0.049cm" fo:border-left="3pt solid #3353ff" fo:border-right="none" fo:border-top="none" fo:border-bottom="none">
        <style:tab-stops/>
      </style:paragraph-properties>
      <style:text-properties style:use-window-font-color="true" style:font-name="Roboto Condensed" fo:font-family="'Roboto Condensed'" style:font-style-name="Обычный" style:font-pitch="variable" fo:font-size="11pt" fo:language="zxx" fo:country="none" fo:font-weight="normal"/>
    </style:style>
    <style:style style:name="_5f_NOTE_20_END" style:display-name="_NOTE END" style:family="paragraph" style:parent-style-name="_5f_PARENT">
      <loext:graphic-properties draw:fill="none" draw:fill-color="#729fcf"/>
      <style:paragraph-properties fo:margin-top="0cm" fo:margin-bottom="0.499cm" loext:contextual-spacing="false" fo:background-color="transparent" fo:padding="0.049cm" fo:border-left="none" fo:border-right="none" fo:border-top="none" fo:border-bottom="0.06pt solid #000000"/>
    </style:style>
    <style:style style:name="_5f_LIST" style:display-name="_LIST" style:family="paragraph" style:parent-style-name="_5f_PARENT">
      <style:paragraph-properties fo:margin-left="1cm" fo:margin-right="0cm" fo:text-indent="-0.499cm" style:auto-text-indent="false">
        <style:tab-stops/>
      </style:paragraph-properties>
      <style:text-properties officeooo:rsid="007e6c6d"/>
    </style:style>
    <style:style style:name="_5f_NOTE_20_BEGIN" style:display-name="_NOTE BEGIN" style:family="paragraph" style:parent-style-name="_5f_NOTE_20_END" style:master-page-name="">
      <style:paragraph-properties fo:margin-top="0.199cm" fo:margin-bottom="0.199cm" loext:contextual-spacing="false" style:page-number="auto" fo:padding="0.049cm" fo:border-left="none" fo:border-right="none" fo:border-top="0.06pt solid #000000" fo:border-bottom="none"/>
      <style:text-properties fo:color="#ff3333" style:font-name="Roboto1" fo:font-family="Roboto" style:font-style-name="Жирный" style:font-pitch="variable" fo:font-size="11pt" fo:font-style="normal" fo:font-weight="normal"/>
    </style:style>
    <style:style style:name="_5f_HEAD" style:display-name="_HEAD" style:family="paragraph" style:parent-style-name="_5f_HEAD_20_N.N.N">
      <style:text-properties fo:font-size="14pt"/>
    </style:style>
    <style:style style:name="_5f_LISTING" style:display-name="_LISTING" style:family="paragraph" style:parent-style-name="_5f_PARENT">
      <style:paragraph-properties fo:text-align="center" style:justify-single-word="false"/>
    </style:style>
    <style:style style:name="_5f_SOFT" style:display-name="_SOFT" style:family="paragraph" style:parent-style-name="_5f_PARENT" style:master-page-name="">
      <loext:graphic-properties draw:fill="solid" draw:fill-color="#e9f0f8"/>
      <style:paragraph-properties fo:margin-left="0cm" fo:margin-right="0cm" fo:margin-top="0cm" fo:margin-bottom="0cm" loext:contextual-spacing="false" fo:text-align="end" style:justify-single-word="false" fo:hyphenation-ladder-count="no-limit" fo:text-indent="0cm" style:auto-text-indent="false" style:page-number="auto" fo:background-color="#e9f0f8" fo:padding="0cm" fo:border="none">
        <style:tab-stops/>
      </style:paragraph-properties>
      <style:text-properties fo:color="#000000" style:font-name="Roboto Medium" fo:font-family="'Roboto Medium'" style:font-style-name="Обычный" style:font-pitch="variable" fo:language="zxx" fo:country="none" fo:font-weight="normal" fo:background-color="transparent" fo:hyphenate="false" fo:hyphenation-remain-char-count="2" fo:hyphenation-push-char-count="2"/>
    </style:style>
    <style:style style:name="Default_20_Paragraph_20_Font" style:display-name="Default Paragraph Font" style:family="text"/>
    <style:style style:name="Обычный1" style:family="text">
      <style:text-properties style:use-window-font-color="true" style:font-name="Times New Roman" fo:font-family="'Times New Roman'" style:font-family-generic="roman" style:font-pitch="variable" fo:font-size="12pt" style:font-name-asian="Andale Sans UI" style:font-family-asian="'Andale Sans UI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en" style:country-complex="US"/>
    </style:style>
    <style:style style:name="Emphasis" style:family="text">
      <style:text-properties fo:font-style="italic" style:font-style-asian="italic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ru" style:country-asian="RU" style:language-complex="ru" style:country-complex="RU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1" style:family="text">
      <style:text-properties fo:color="#211d1e" style:font-name="Consolas" fo:font-family="Consolas" style:font-family-generic="roman" style:font-pitch="variable" fo:font-size="9pt" style:font-size-asian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ROOT" style:display-name="_ROOT" style:family="text">
      <style:text-properties style:font-name="Roboto" fo:font-family="Roboto" style:font-style-name="Обычный" style:font-pitch="variable" fo:font-size="12pt" fo:font-weight="normal" officeooo:rsid="007e6c6d"/>
    </style:style>
    <style:style style:name="_5f_LOOK" style:display-name="_LOOK" style:family="text" style:parent-style-name="_5f_ROOT">
      <style:text-properties fo:color="#000000" style:font-name="Roboto1" fo:font-family="Roboto" style:font-style-name="Жирный" style:font-pitch="variable" fo:font-size="11pt" fo:font-style="normal" style:text-underline-style="none" fo:font-weight="bold"/>
    </style:style>
    <style:style style:name="_5f_EMPHASIS" style:display-name="_EMPHASIS" style:family="text">
      <style:text-properties fo:color="#843a82" style:font-name="Roboto Medium1" fo:font-family="'Roboto Medium'" style:font-style-name="Курсив" style:font-pitch="variable" fo:font-size="11pt" fo:letter-spacing="normal" fo:language="zxx" fo:country="none" fo:font-style="italic" fo:font-weight="normal" officeooo:rsid="0142e4d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5</meta:editing-cycles>
    <meta:creation-date>2016-12-11T13:38:00</meta:creation-date>
    <dc:date>2019-02-13T17:03:39.716000000</dc:date>
    <dc:language>ru-RU</dc:language>
    <meta:editing-duration>PT23H52M44S</meta:editing-duration>
    <meta:generator>LibreOffice/6.1.4.2$Windows_X86_64 LibreOffice_project/9d0f32d1f0b509096fd65e0d4bec26ddd1938fd3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